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</office:automatic-styles>
  <office:body>
    <office:text>
      <text:p text:style-name="Title">jhTAlib</text:p>
      <text:p text:style-name="Author">Joost Hoeks</text:p>
      <text:p text:style-name="Date">2019-03-2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of floats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of floats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of floats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CEIL | Ceiling | DONE</text:h>
      <text:list text:style-name="L94">
        <text:list-item>
          <text:p text:style-name="P114"><text:span text:style-name="T72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5">
        <text:list-item>
          <text:p text:style-name="P115"><text:span text:style-name="T73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6">
        <text:list-item>
          <text:p text:style-name="P116"><text:span text:style-name="T74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7">
        <text:list-item>
          <text:p text:style-name="P117"><text:span text:style-name="T75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8">
        <text:list-item>
          <text:p text:style-name="P118"><text:span text:style-name="T76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9">
        <text:list-item>
          <text:p text:style-name="P119"><text:span text:style-name="T77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0">
        <text:list-item>
          <text:p text:style-name="P120"><text:span text:style-name="T78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1">
        <text:list-item>
          <text:p text:style-name="P121"><text:span text:style-name="T79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2">
        <text:list-item>
          <text:p text:style-name="P122"><text:span text:style-name="T80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3">
        <text:list-item>
          <text:p text:style-name="P123"><text:span text:style-name="T81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4">
        <text:list-item>
          <text:p text:style-name="P124"><text:span text:style-name="T82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5">
        <text:list-item>
          <text:p text:style-name="P125"><text:span text:style-name="T83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6">
        <text:list-item>
          <text:p text:style-name="P126"><text:span text:style-name="T84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7">
        <text:list-item>
          <text:p text:style-name="P127"><text:span text:style-name="T85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8">
        <text:list-item>
          <text:p text:style-name="P128"><text:span text:style-name="T86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0">
        <text:list-item>
  </text:list-item>
      </text:list>
      <text:p text:style-name="Horizontal_20_Line"/>
      <text:h text:style-name="Heading_20_4" text:outline-level="4">APO | Absolute Price Oscillator | DONE</text:h>
      <text:list text:style-name="L111">
        <text:list-item>
          <text:p text:style-name="P131"><text:span text:style-name="T87">list of floats = jhta.APO(df, n_fast, n_slow, price='Close')</text:span></text:p>
        </text:list-item>
        <text:list-item>
          <text:p text:style-name="P131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2">
        <text:list-item>
  </text:list-item>
      </text:list>
      <text:p text:style-name="Horizontal_20_Line"/>
      <text:h text:style-name="Heading_20_4" text:outline-level="4">AROONOSC | Aroon Oscillator |</text:h>
      <text:list text:style-name="L113">
        <text:list-item>
  </text:list-item>
      </text:list>
      <text:p text:style-name="Horizontal_20_Line"/>
      <text:h text:style-name="Heading_20_4" text:outline-level="4">BOP | Balance Of Power |</text:h>
      <text:list text:style-name="L114">
        <text:list-item>
  </text:list-item>
      </text:list>
      <text:p text:style-name="Horizontal_20_Line"/>
      <text:h text:style-name="Heading_20_4" text:outline-level="4">CCI | Commodity Channel Index |</text:h>
      <text:list text:style-name="L115">
        <text:list-item>
  </text:list-item>
      </text:list>
      <text:p text:style-name="Horizontal_20_Line"/>
      <text:h text:style-name="Heading_20_4" text:outline-level="4">CMO | Chande Momentum Oscillator |</text:h>
      <text:list text:style-name="L116">
        <text:list-item>
  </text:list-item>
      </text:list>
      <text:p text:style-name="Horizontal_20_Line"/>
      <text:h text:style-name="Heading_20_4" text:outline-level="4">DX | Directional Movement Index |</text:h>
      <text:list text:style-name="L11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8">
        <text:list-item>
  </text:list-item>
      </text:list>
      <text:p text:style-name="Horizontal_20_Line"/>
      <text:h text:style-name="Heading_20_4" text:outline-level="4">MACDEXT | MACD with controllable MA type |</text:h>
      <text:list text:style-name="L11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0">
        <text:list-item>
  </text:list-item>
      </text:list>
      <text:p text:style-name="Horizontal_20_Line"/>
      <text:h text:style-name="Heading_20_4" text:outline-level="4">MFI | Money Flow Index |</text:h>
      <text:list text:style-name="L121">
        <text:list-item>
  </text:list-item>
      </text:list>
      <text:p text:style-name="Horizontal_20_Line"/>
      <text:h text:style-name="Heading_20_4" text:outline-level="4">MINUS_DI | Minus Directional Indicator |</text:h>
      <text:list text:style-name="L122">
        <text:list-item>
  </text:list-item>
      </text:list>
      <text:p text:style-name="Horizontal_20_Line"/>
      <text:h text:style-name="Heading_20_4" text:outline-level="4">MINUS_DM | Minus Directional Movement |</text:h>
      <text:list text:style-name="L123">
        <text:list-item>
  </text:list-item>
      </text:list>
      <text:p text:style-name="Horizontal_20_Line"/>
      <text:h text:style-name="Heading_20_4" text:outline-level="4">MOM | Momentum | DONE</text:h>
      <text:list text:style-name="L124">
        <text:list-item>
          <text:p text:style-name="P144"><text:span text:style-name="T88">list of floats = jhta.MOM(df, n, price='Close')</text:span></text:p>
        </text:list-item>
        <text:list-item>
          <text:p text:style-name="P144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5">
        <text:list-item>
  </text:list-item>
      </text:list>
      <text:p text:style-name="Horizontal_20_Line"/>
      <text:h text:style-name="Heading_20_4" text:outline-level="4">PLUS_DM | Plus Directional Movement |</text:h>
      <text:list text:style-name="L126">
        <text:list-item>
  </text:list-item>
      </text:list>
      <text:p text:style-name="Horizontal_20_Line"/>
      <text:h text:style-name="Heading_20_4" text:outline-level="4">PPO | Percentage Price Oscillator |</text:h>
      <text:list text:style-name="L127">
        <text:list-item>
  </text:list-item>
      </text:list>
      <text:p text:style-name="Horizontal_20_Line"/>
      <text:h text:style-name="Heading_20_4" text:outline-level="4">RMI | Relative Momentum Index | DONE</text:h>
      <text:list text:style-name="L128">
        <text:list-item>
          <text:p text:style-name="P148"><text:span text:style-name="T89">list of floats = jhta.RMI(df, n, price='Close')</text:span></text:p>
        </text:list-item>
        <text:list-item>
          <text:p text:style-name="P148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9">
        <text:list-item>
          <text:p text:style-name="P149"><text:span text:style-name="T90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0">
        <text:list-item>
          <text:p text:style-name="P150"><text:span text:style-name="T91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1">
        <text:list-item>
          <text:p text:style-name="P151"><text:span text:style-name="T92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2">
        <text:list-item>
          <text:p text:style-name="P152"><text:span text:style-name="T93">list of floats = jhta.ROCR100(df, n, price='Close')</text:span></text:p>
        </text:list-item>
        <text:list-item>
          <text:p text:style-name="P152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3">
        <text:list-item>
          <text:p text:style-name="P153"><text:span text:style-name="T94">list of floats = jhta.RSI(df, n, price='Close')</text:span></text:p>
        </text:list-item>
        <text:list-item>
          <text:p text:style-name="P153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4">
        <text:list-item>
          <text:p text:style-name="P154"><text:span text:style-name="T95">list of floats = jhta.STOCH(df, n, price='Close')</text:span></text:p>
        </text:list-item>
        <text:list-item>
          <text:p text:style-name="P154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7">
        <text:list-item>
  </text:list-item>
      </text:list>
      <text:p text:style-name="Horizontal_20_Line"/>
      <text:h text:style-name="Heading_20_4" text:outline-level="4">ULTOSC | Ultimate Oscillator |</text:h>
      <text:list text:style-name="L138">
        <text:list-item>
  </text:list-item>
      </text:list>
      <text:p text:style-name="Horizontal_20_Line"/>
      <text:h text:style-name="Heading_20_4" text:outline-level="4">WILLR | Williams' %R | DONE</text:h>
      <text:list text:style-name="L139">
        <text:list-item>
          <text:p text:style-name="P159"><text:span text:style-name="T96">list of floats = jhta.WILLR(df, n)</text:span></text:p>
        </text:list-item>
        <text:list-item>
          <text:p text:style-name="P159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0">
        <text:list-item>
          <text:p text:style-name="P160"><text:span text:style-name="T97">dict of lists of floats = jhta.BBANDS(df, n, f=2)</text:span></text:p>
        </text:list-item>
        <text:list-item>
          <text:p text:style-name="P160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1">
        <text:list-item>
          <text:p text:style-name="P161"><text:span text:style-name="T98">list of floats = jhta.BBANDW(df, n, f=2)</text:span></text:p>
        </text:list-item>
        <text:list-item>
          <text:p text:style-name="P161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2">
        <text:list-item>
  </text:list-item>
      </text:list>
      <text:p text:style-name="Horizontal_20_Line"/>
      <text:h text:style-name="Heading_20_4" text:outline-level="4">EMA | Exponential Moving Average | DONE</text:h>
      <text:list text:style-name="L143">
        <text:list-item>
          <text:p text:style-name="P163"><text:span text:style-name="T99">list of floats = jhta.EMA(df, n, price='Close')</text:span></text:p>
        </text:list-item>
        <text:list-item>
          <text:p text:style-name="P163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4">
        <text:list-item>
          <text:p text:style-name="P164"><text:span text:style-name="T100">dict of lists of floats = jhta.ENVP(df, pct=.01, price='Close')</text:span></text:p>
        </text:list-item>
        <text:list-item>
          <text:p text:style-name="P164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5">
        <text:list-item>
  </text:list-item>
      </text:list>
      <text:p text:style-name="Horizontal_20_Line"/>
      <text:h text:style-name="Heading_20_4" text:outline-level="4">MA | Moving Average |</text:h>
      <text:list text:style-name="L146">
        <text:list-item>
  </text:list-item>
      </text:list>
      <text:p text:style-name="Horizontal_20_Line"/>
      <text:h text:style-name="Heading_20_4" text:outline-level="4">MAMA | MESA Adaptive Moving Average |</text:h>
      <text:list text:style-name="L147">
        <text:list-item>
  </text:list-item>
      </text:list>
      <text:p text:style-name="Horizontal_20_Line"/>
      <text:h text:style-name="Heading_20_4" text:outline-level="4">MAVP | Moving Average with Variable Period |</text:h>
      <text:list text:style-name="L148">
        <text:list-item>
  </text:list-item>
      </text:list>
      <text:p text:style-name="Horizontal_20_Line"/>
      <text:h text:style-name="Heading_20_4" text:outline-level="4">MIDPOINT | MidPoint over period | DONE</text:h>
      <text:list text:style-name="L149">
        <text:list-item>
          <text:p text:style-name="P169"><text:span text:style-name="T101">list of floats = jhta.MIDPOINT(df, n, price='Close')</text:span></text:p>
        </text:list-item>
        <text:list-item>
          <text:p text:style-name="P169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0">
        <text:list-item>
          <text:p text:style-name="P170"><text:span text:style-name="T102">list of floats = jhta.MIDPRICE(df, n)</text:span></text:p>
        </text:list-item>
        <text:list-item>
          <text:p text:style-name="P170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1">
        <text:list-item>
          <text:p text:style-name="P171"><text:span text:style-name="T103">list of floats = jhta.MMR(df, n=200, price='Close')</text:span></text:p>
        </text:list-item>
        <text:list-item>
          <text:p text:style-name="P171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2">
        <text:list-item>
          <text:p text:style-name="P172"><text:span text:style-name="T104">list of floats = jhta.SAR(df, af_step=.02, af_max=.2)</text:span></text:p>
        </text:list-item>
        <text:list-item>
          <text:p text:style-name="P172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3">
        <text:list-item>
  </text:list-item>
      </text:list>
      <text:p text:style-name="Horizontal_20_Line"/>
      <text:h text:style-name="Heading_20_4" text:outline-level="4">SMA | Simple Moving Average | DONE</text:h>
      <text:list text:style-name="L154">
        <text:list-item>
          <text:p text:style-name="P174"><text:span text:style-name="T105">list of floats = jhta.SMA(df, n, price='Close')</text:span></text:p>
        </text:list-item>
        <text:list-item>
          <text:p text:style-name="P174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5">
        <text:list-item>
  </text:list-item>
      </text:list>
      <text:p text:style-name="Horizontal_20_Line"/>
      <text:h text:style-name="Heading_20_4" text:outline-level="4">TEMA | Triple Exponential Moving Average |</text:h>
      <text:list text:style-name="L156">
        <text:list-item>
  </text:list-item>
      </text:list>
      <text:p text:style-name="Horizontal_20_Line"/>
      <text:h text:style-name="Heading_20_4" text:outline-level="4">TRIMA | Triangular Moving Average | DONE</text:h>
      <text:list text:style-name="L157">
        <text:list-item>
          <text:p text:style-name="P177"><text:span text:style-name="T106">list of floats = jhta.TRIMA(df, n, price='Close')</text:span></text:p>
        </text:list-item>
        <text:list-item>
          <text:p text:style-name="P177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8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9">
        <text:list-item>
          <text:p text:style-name="P179"><text:span text:style-name="T107">list of floats = jhta.AVGPRICE(df)</text:span></text:p>
        </text:list-item>
        <text:list-item>
          <text:p text:style-name="P179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0">
        <text:list-item>
          <text:p text:style-name="P180"><text:span text:style-name="T108">list of floats = jhta.MEDPRICE(df)</text:span></text:p>
        </text:list-item>
        <text:list-item>
          <text:p text:style-name="P180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1">
        <text:list-item>
          <text:p text:style-name="P181"><text:span text:style-name="T109">list of floats = jhta.TYPPRICE(df)</text:span></text:p>
        </text:list-item>
        <text:list-item>
          <text:p text:style-name="P181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2">
        <text:list-item>
          <text:p text:style-name="P182"><text:span text:style-name="T110">list of floats = jhta.WCLPRICE(df)</text:span></text:p>
        </text:list-item>
        <text:list-item>
          <text:p text:style-name="P182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3">
        <text:list-item>
          <text:p text:style-name="P183"><text:span text:style-name="T111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4">
        <text:list-item>
          <text:p text:style-name="P184"><text:span text:style-name="T112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5">
        <text:list-item>
          <text:p text:style-name="P185"><text:span text:style-name="T113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6">
        <text:list-item>
          <text:p text:style-name="P186"><text:span text:style-name="T114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7">
        <text:list-item>
          <text:p text:style-name="P187"><text:span text:style-name="T115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8">
        <text:list-item>
          <text:p text:style-name="P188"><text:span text:style-name="T116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9">
        <text:list-item>
          <text:p text:style-name="P189"><text:span text:style-name="T117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0">
        <text:list-item>
          <text:p text:style-name="P190"><text:span text:style-name="T118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1">
        <text:list-item>
          <text:p text:style-name="P191"><text:span text:style-name="T119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2">
        <text:list-item>
          <text:p text:style-name="P192"><text:span text:style-name="T120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3">
        <text:list-item>
          <text:p text:style-name="P193"><text:span text:style-name="T121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4">
        <text:list-item>
          <text:p text:style-name="P194"><text:span text:style-name="T122">float = jhta.COV(list1, list2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5">
        <text:list-item>
          <text:p text:style-name="P195"><text:span text:style-name="T123">list of floats = jhta.COVARIANCE(df1, df2, n, price1='Close', price2='Close'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6">
        <text:list-item>
          <text:p text:style-name="P196"><text:span text:style-name="T124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7">
        <text:list-item>
          <text:p text:style-name="P197"><text:span text:style-name="T125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8">
        <text:list-item>
          <text:p text:style-name="P198"><text:span text:style-name="T126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9">
        <text:list-item>
          <text:p text:style-name="P199"><text:span text:style-name="T127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0">
        <text:list-item>
          <text:p text:style-name="P200"><text:span text:style-name="T128">float = jhta.BETA(list1, list2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1">
        <text:list-item>
          <text:p text:style-name="P201"><text:span text:style-name="T129">list of floats = jhta.BETAS(df1, df2, n, price1='Close', price2='Close'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2">
        <text:list-item>
          <text:p text:style-name="P202"><text:span text:style-name="T130">list of floats = jhta.LSR(df, price='Close', predictions_int=0)</text:span></text:p>
        </text:list-item>
        <text:list-item>
          <text:p text:style-name="P20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3">
        <text:list-item>
          <text:p text:style-name="P203"><text:span text:style-name="T131">list of floats = jhta.SLR(df, price='Close', predictions_int=0)</text:span></text:p>
        </text:list-item>
        <text:list-item>
          <text:p text:style-name="P20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4">
        <text:list-item>
          <text:p text:style-name="P204"><text:span text:style-name="T132">list of floats = jhta.ATR(df, n)</text:span></text:p>
        </text:list-item>
        <text:list-item>
          <text:p text:style-name="P20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5">
        <text:list-item>
  </text:list-item>
      </text:list>
      <text:p text:style-name="Horizontal_20_Line"/>
      <text:h text:style-name="Heading_20_4" text:outline-level="4">RVI | Relative Volatility Index | DONE</text:h>
      <text:list text:style-name="L186">
        <text:list-item>
          <text:p text:style-name="P206"><text:span text:style-name="T133">list of floats = jhta.RVI(df, n)</text:span></text:p>
        </text:list-item>
        <text:list-item>
          <text:p text:style-name="P20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7">
        <text:list-item>
  </text:list-item>
      </text:list>
      <text:p text:style-name="Horizontal_20_Line"/>
      <text:h text:style-name="Heading_20_4" text:outline-level="4">TRANGE | True Range | DONE</text:h>
      <text:list text:style-name="L188">
        <text:list-item>
          <text:p text:style-name="P208"><text:span text:style-name="T134">list of floats = jhta.TRANGE(df)</text:span></text:p>
        </text:list-item>
        <text:list-item>
          <text:p text:style-name="P20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9">
        <text:list-item>
          <text:p text:style-name="P209"><text:span text:style-name="T135">list of floats = jhta.AD(df)</text:span></text:p>
        </text:list-item>
        <text:list-item>
          <text:p text:style-name="P20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0">
        <text:list-item>
  </text:list-item>
      </text:list>
      <text:p text:style-name="Horizontal_20_Line"/>
      <text:h text:style-name="Heading_20_4" text:outline-level="4">OBV | On Balance Volume | DONE</text:h>
      <text:list text:style-name="L191">
        <text:list-item>
          <text:p text:style-name="P211"><text:span text:style-name="T136">list of floats = jhta.OBV(df)</text:span></text:p>
        </text:list-item>
        <text:list-item>
          <text:p text:style-name="P21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